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link rel="stylesheet" href="https://cdnjs.cloudflare.com/ajax/libs/flag-icon-css/3.4.6/css/flag-icon.min.css" /&gt;</text:p>
      <text:p text:style-name="Standard"/>
      <text:p text:style-name="Standard">&lt;select id="languageSelector" onchange="translateLanguage()"&gt;</text:p>
      <text:p text:style-name="Standard"><text:s text:c="2"/>&lt;option value=""&gt;Seleccione un idioma&lt;/option&gt;</text:p>
      <text:p text:style-name="Standard"><text:s text:c="2"/></text:p>
      <text:p text:style-name="Standard"><text:s text:c="2"/>&lt;optgroup label="English"&gt;</text:p>
      <text:p text:style-name="Standard"><text:s text:c="4"/>&lt;option value="en-US"&gt;&lt;span class="flag-icon flag-icon-us"&gt;&lt;/span&gt; English (United States) [en-US]&lt;/option&gt;</text:p>
      <text:p text:style-name="Standard"><text:s text:c="4"/>&lt;option value="en-GB"&gt;&lt;span class="flag-icon flag-icon-gb"&gt;&lt;/span&gt; English (United Kingdom) [en-GB]&lt;/option&gt;</text:p>
      <text:p text:style-name="Standard"><text:s text:c="4"/>&lt;option value="en-AU"&gt;&lt;span class="flag-icon flag-icon-au"&gt;&lt;/span&gt; English (Australia) [en-AU]&lt;/option&gt;</text:p>
      <text:p text:style-name="Standard"><text:s text:c="4"/>&lt;option value="en-CA"&gt;&lt;span class="flag-icon flag-icon-ca"&gt;&lt;/span&gt; English (Canada) [en-CA]&lt;/option&gt;</text:p>
      <text:p text:style-name="Standard"><text:s text:c="2"/>&lt;/optgroup&gt;</text:p>
      <text:p text:style-name="Standard"><text:s text:c="2"/></text:p>
      <text:p text:style-name="Standard"><text:s text:c="2"/>&lt;optgroup label="Español"&gt;</text:p>
      <text:p text:style-name="Standard"><text:s text:c="4"/>&lt;option value="es-ES"&gt;&lt;span class="flag-icon flag-icon-es"&gt;&lt;/span&gt; Español (España) [es-ES]&lt;/option&gt;</text:p>
      <text:p text:style-name="Standard"><text:s text:c="4"/>&lt;option value="es-MX"&gt;&lt;span class="flag-icon flag-icon-mx"&gt;&lt;/span&gt; Español (México) [es-MX]&lt;/option&gt;</text:p>
      <text:p text:style-name="Standard"><text:s text:c="4"/>&lt;option value="es-AR"&gt;&lt;span class="flag-icon flag-icon-ar"&gt;&lt;/span&gt; Español (Argentina) [es-AR]&lt;/option&gt;</text:p>
      <text:p text:style-name="Standard"><text:s text:c="4"/>&lt;option value="es-CO"&gt;&lt;span class="flag-icon flag-icon-co"&gt;&lt;/span&gt; Español (Colombia) [es-CO]&lt;/option&gt;</text:p>
      <text:p text:style-name="Standard"><text:s text:c="2"/>&lt;/optgroup&gt;</text:p>
      <text:p text:style-name="Standard"><text:s text:c="2"/></text:p>
      <text:p text:style-name="Standard"><text:s text:c="2"/>&lt;optgroup label="Português"&gt;</text:p>
      <text:p text:style-name="Standard"><text:s text:c="4"/>&lt;option value="pt-BR"&gt;&lt;span class="flag-icon flag-icon-br"&gt;&lt;/span&gt; Português (Brasil) [pt-BR]&lt;/option&gt;</text:p>
      <text:p text:style-name="Standard"><text:s text:c="4"/>&lt;option value="pt-PT"&gt;&lt;span class="flag-icon flag-icon-pt"&gt;&lt;/span&gt; Português (Portugal) [pt-PT]&lt;/option&gt;</text:p>
      <text:p text:style-name="Standard"><text:s text:c="2"/>&lt;/optgroup&gt;</text:p>
      <text:p text:style-name="Standard"><text:s text:c="2"/></text:p>
      <text:p text:style-name="Standard"><text:s text:c="2"/>&lt;optgroup label="Français"&gt;</text:p>
      <text:p text:style-name="Standard"><text:s text:c="4"/>&lt;option value="fr-FR"&gt;&lt;span class="flag-icon flag-icon-fr"&gt;&lt;/span&gt; Français (France) [fr-FR]&lt;/option&gt;</text:p>
      <text:p text:style-name="Standard"><text:s text:c="4"/>&lt;option value="fr-CA"&gt;&lt;span class="flag-icon flag-icon-ca"&gt;&lt;/span&gt; Français (Canada) [fr-CA]&lt;/option&gt;</text:p>
      <text:p text:style-name="Standard"><text:s text:c="4"/>&lt;option value="fr-CH"&gt;&lt;span class="flag-icon flag-icon-ch"&gt;&lt;/span&gt; Français (Suisse) [fr-CH]&lt;/option&gt;</text:p>
      <text:p text:style-name="Standard"><text:s text:c="2"/>&lt;/optgroup&gt;</text:p>
      <text:p text:style-name="Standard"><text:s text:c="2"/></text:p>
      <text:p text:style-name="Standard"><text:s text:c="2"/>&lt;optgroup label="Deutsch"&gt;</text:p>
      <text:p text:style-name="Standard"><text:s text:c="4"/>&lt;option value="de-DE"&gt;&lt;span class="flag-icon flag-icon-de"&gt;&lt;/span&gt; Deutsch (Deutschland) [de-DE]&lt;/option&gt;</text:p>
      <text:p text:style-name="Standard"><text:s text:c="4"/>&lt;option value="de-CH"&gt;&lt;span class="flag-icon flag-icon-ch"&gt;&lt;/span&gt; Deutsch (Schweiz) [de-CH]&lt;/option&gt;</text:p>
      <text:p text:style-name="Standard"><text:s text:c="4"/>&lt;option value="de-AT"&gt;&lt;span class="flag-icon flag-icon-at"&gt;&lt;/span&gt; Deutsch (Österreich) [de-AT]&lt;/option&gt;</text:p>
      <text:p text:style-name="Standard"><text:s text:c="2"/>&lt;/optgroup&gt;</text:p>
      <text:p text:style-name="Standard"><text:soft-page-break/><text:s text:c="2"/></text:p>
      <text:p text:style-name="Standard"><text:s text:c="2"/>&lt;optgroup label="中文"&gt;</text:p>
      <text:p text:style-name="Standard"><text:s text:c="4"/>&lt;option value="zh-CN"&gt;&lt;span class="flag-icon flag-icon-cn"&gt;&lt;/span&gt; 中文 (中国) [zh-CN]&lt;/option&gt;</text:p>
      <text:p text:style-name="Standard"><text:s text:c="4"/>&lt;option value="zh-TW"&gt;&lt;span class="flag-icon flag-icon-tw"&gt;&lt;/span&gt; 中文 (台灣) [zh-TW]&lt;/option&gt;</text:p>
      <text:p text:style-name="Standard"><text:s text:c="4"/>&lt;option value="zh-HK"&gt;&lt;span class="flag-icon flag-icon-hk"&gt;&lt;/span&gt; 中文 (香港) [zh-HK]&lt;/option&gt;</text:p>
      <text:p text:style-name="Standard"><text:s text:c="2"/>&lt;/optgroup&gt;</text:p>
      <text:p text:style-name="Standard"><text:s text:c="2"/></text:p>
      <text:p text:style-name="Standard"><text:s text:c="2"/>&lt;optgroup label="العربية"&gt;</text:p>
      <text:p text:style-name="Standard"><text:s text:c="4"/>&lt;option value="ar"&gt;&lt;span class="flag-icon flag-icon-sa"&gt;&lt;/span&gt; العربية (المملكة العربية السعودية) [ar]&lt;/option&gt;</text:p>
      <text:p text:style-name="Standard"><text:s text:c="4"/>&lt;option value="ar-EG"&gt;&lt;span class="flag-icon flag-icon-eg"&gt;&lt;/span&gt; العربية (مصر) [ar-EG]&lt;/option&gt;</text:p>
      <text:p text:style-name="Standard"><text:s text:c="4"/>&lt;option value="ar-MA"&gt;&lt;span class="flag-icon flag-icon-ma"&gt;&lt;/span&gt; العربية (المغرب) [ar-MA]&lt;/option&gt;</text:p>
      <text:p text:style-name="Standard"><text:s text:c="4"/>&lt;option value="ar-SY"&gt;&lt;span class="flag-icon flag-icon-sy"&gt;&lt;/span&gt; العربية (سوريا) [ar-SY]&lt;/option&gt;</text:p>
      <text:p text:style-name="Standard"><text:s text:c="2"/>&lt;/optgroup&gt;</text:p>
      <text:p text:style-name="Standard"><text:s text:c="2"/></text:p>
      <text:p text:style-name="Standard"><text:s text:c="2"/>&lt;optgroup label="Nederlands / Vlaams"&gt;</text:p>
      <text:p text:style-name="Standard"><text:s text:c="4"/>&lt;option value="nl-NL"&gt;&lt;span class="flag-icon flag-icon-nl"&gt;&lt;/span&gt; Nederlands (Nederland) [nl-NL]&lt;/option&gt;</text:p>
      <text:p text:style-name="Standard"><text:s text:c="4"/>&lt;option value="nl-BE"&gt;&lt;span class="flag-icon flag-icon-be"&gt;&lt;/span&gt; Vlaams (België) [nl-BE]&lt;/option&gt;</text:p>
      <text:p text:style-name="Standard"><text:s text:c="2"/>&lt;/optgroup&gt;</text:p>
      <text:p text:style-name="Standard"><text:s text:c="2"/></text:p>
      <text:p text:style-name="Standard"><text:s text:c="2"/>&lt;optgroup label="Norsk"&gt;</text:p>
      <text:p text:style-name="Standard"><text:s text:c="4"/>&lt;option value="nb"&gt;&lt;span class="flag-icon flag-icon-no"&gt;&lt;/span&gt; Norsk Bokmål (Norge) [nb]&lt;/option&gt;</text:p>
      <text:p text:style-name="Standard"><text:s text:c="4"/>&lt;option value="nn"&gt;&lt;span class="flag-icon flag-icon-no"&gt;&lt;/span&gt; Norsk Nynorsk (Norge) [nn]&lt;/option&gt;</text:p>
      <text:p text:style-name="Standard"><text:s text:c="2"/>&lt;/optgroup&gt;</text:p>
      <text:p text:style-name="Standard"><text:s text:c="2"/></text:p>
      <text:p text:style-name="Standard"><text:s text:c="2"/>&lt;optgroup label="Svenska"&gt;</text:p>
      <text:p text:style-name="Standard"><text:s text:c="4"/>&lt;option value="sv-SE"&gt;&lt;span class="flag-icon flag-icon-se"&gt;&lt;/span&gt; Svenska (Sverige) [sv-SE]&lt;/option&gt;</text:p>
      <text:p text:style-name="Standard"><text:s text:c="4"/>&lt;option value="sv-FI"&gt;&lt;span class="flag-icon flag-icon-fi"&gt;&lt;/span&gt; Svenska (Finland) [sv-FI]&lt;/option&gt;</text:p>
      <text:p text:style-name="Standard"><text:s text:c="2"/>&lt;/optgroup&gt;</text:p>
      <text:p text:style-name="Standard"><text:s text:c="2"/></text:p>
      <text:p text:style-name="Standard"><text:s text:c="2"/>&lt;optgroup label="हिन्दी / اردو"&gt;</text:p>
      <text:p text:style-name="Standard"><text:s text:c="4"/>&lt;option value="hi-IN"&gt;&lt;span class="flag-icon flag-icon-in"&gt;&lt;/span&gt; हिंदी (भारत) [hi-IN]&lt;/option&gt;</text:p>
      <text:p text:style-name="Standard"><text:s text:c="4"/>&lt;option value="ur-PK"&gt;&lt;span class="flag-icon flag-icon-pk"&gt;&lt;/span&gt; اردو (پاکستان) [ur-PK]&lt;/option&gt;</text:p>
      <text:p text:style-name="Standard"><text:s text:c="2"/>&lt;/optgroup&gt;</text:p>
      <text:p text:style-name="Standard"><text:s text:c="2"/></text:p>
      <text:p text:style-name="Standard"><text:s text:c="2"/>&lt;optgroup label="Русский / Українська"&gt;</text:p>
      <text:p text:style-name="Standard"><text:soft-page-break/><text:s text:c="4"/>&lt;option value="ru-RU"&gt;&lt;span class="flag-icon flag-icon-ru"&gt;&lt;/span&gt; Русский (Россия) [ru-RU]&lt;/option&gt;</text:p>
      <text:p text:style-name="Standard"><text:s text:c="4"/>&lt;option value="uk-UA"&gt;&lt;span class="flag-icon flag-icon-ua"&gt;&lt;/span&gt; Українська (Україна) [uk-UA]&lt;/option&gt;</text:p>
      <text:p text:style-name="Standard"><text:s text:c="2"/>&lt;/optgroup&gt;</text:p>
      <text:p text:style-name="Standard"><text:s text:c="2"/></text:p>
      <text:p text:style-name="Standard"><text:s text:c="2"/>&lt;optgroup label="Srpski / Hrvatski / Bosanski"&gt;</text:p>
      <text:p text:style-name="Standard"><text:s text:c="4"/>&lt;option value="sr-RS"&gt;&lt;span class="flag-icon flag-icon-rs"&gt;&lt;/span&gt; Српски (Србија) [sr-RS]&lt;/option&gt;</text:p>
      <text:p text:style-name="Standard"><text:s text:c="4"/>&lt;option value="hr-HR"&gt;&lt;span class="flag-icon flag-icon-hr"&gt;&lt;/span&gt; Hrvatski (Hrvatska) [hr-HR]&lt;/option&gt;</text:p>
      <text:p text:style-name="Standard"><text:s text:c="4"/>&lt;option value="bs-BA"&gt;&lt;span class="flag-icon flag-icon-ba"&gt;&lt;/span&gt; Bosanski (Bosna i Hercegovina) [bs-BA]&lt;/option&gt;</text:p>
      <text:p text:style-name="Standard"><text:s text:c="2"/>&lt;/optgroup&gt;</text:p>
      <text:p text:style-name="Standard"><text:s text:c="2"/></text:p>
      <text:p text:style-name="Standard"><text:s text:c="2"/>&lt;!-- Otros idiomas sin agrupar --&gt;</text:p>
      <text:p text:style-name="Standard"><text:s text:c="2"/>&lt;option value="sw"&gt;&lt;span class="flag-icon flag-icon-tz"&gt;&lt;/span&gt; Kiswahili (Tanzania) [sw]&lt;/option&gt;</text:p>
      <text:p text:style-name="Standard"><text:s text:c="2"/>&lt;option value="ko"&gt;&lt;span class="flag-icon flag-icon-kr"&gt;&lt;/span&gt; 한국어 (대한민국) [ko]&lt;/option&gt;</text:p>
      <text:p text:style-name="Standard"><text:s text:c="2"/>&lt;option value="ja"&gt;&lt;span class="flag-icon flag-icon-jp"&gt;&lt;/span&gt; 日本語 (日本) [ja]&lt;/option&gt;</text:p>
      <text:p text:style-name="Standard"><text:s text:c="2"/>&lt;option value="vi"&gt;&lt;span class="flag-icon flag-icon-vn"&gt;&lt;/span&gt; Tiếng Việt (Việt Nam) [vi]&lt;/option&gt;</text:p>
      <text:p text:style-name="Standard"><text:s text:c="2"/>&lt;option value="it"&gt;&lt;span class="flag-icon flag-icon-it"&gt;&lt;/span&gt; Italiano (Italia) [it]&lt;/option&gt;</text:p>
      <text:p text:style-name="Standard"><text:s text:c="2"/>&lt;option value="pl"&gt;&lt;span class="flag-icon flag-icon-pl"&gt;&lt;/span&gt; Polski (Polska) [pl]&lt;/option&gt;</text:p>
      <text:p text:style-name="Standard"><text:s text:c="2"/>&lt;option value="fa"&gt;&lt;span class="flag-icon flag-icon-ir"&gt;&lt;/span&gt; فارسی (ایران) [fa]&lt;/option&gt;</text:p>
      <text:p text:style-name="Standard"><text:s text:c="2"/>&lt;option value="el"&gt;&lt;span class="flag-icon flag-icon-gr"&gt;&lt;/span&gt; Ελληνικά (Ελλάδα) [el]&lt;/option&gt;</text:p>
      <text:p text:style-name="Standard"><text:s text:c="2"/>&lt;option value="he"&gt;&lt;span class="flag-icon flag-icon-il"&gt;&lt;/span&gt; עברית (ישראל) [he]&lt;/option&gt;</text:p>
      <text:p text:style-name="Standard"><text:s text:c="2"/>&lt;option value="ms"&gt;&lt;span class="flag-icon flag-icon-my"&gt;&lt;/span&gt; Bahasa Melayu (Malaysia) [ms]&lt;/option&gt;</text:p>
      <text:p text:style-name="Standard"><text:s text:c="2"/>&lt;option value="ro"&gt;&lt;span class="flag-icon flag-icon-ro"&gt;&lt;/span&gt; Română (România) [ro]&lt;/option&gt;</text:p>
      <text:p text:style-name="Standard"/>
      <text:p text:style-name="Standard">&lt;/select&gt;</text:p>
      <text:p text:style-name="Standard"/>
      <text:p text:style-name="Standard">&lt;script type="text/javascript"&gt;</text:p>
      <text:p text:style-name="Standard"><text:s text:c="2"/>function translateLanguage() {</text:p>
      <text:p text:style-name="Standard"><text:s text:c="4"/>var language = document.getElementById("languageSelector").value;</text:p>
      <text:p text:style-name="Standard"><text:s text:c="4"/></text:p>
      <text:p text:style-name="Standard"><text:s text:c="4"/>if (language !== "") {</text:p>
      <text:p text:style-name="Standard"><text:s text:c="6"/>var translateUrl = "https://translate.google.com/translate?hl=" + language + "&amp;sl=auto&amp;tl=" + language + "&amp;u=" + encodeURIComponent(window.location.href);</text:p>
      <text:p text:style-name="Standard"><text:s text:c="6"/>window.location.href = translateUrl;</text:p>
      <text:p text:style-name="Standard"><text:s text:c="4"/>}</text:p>
      <text:p text:style-name="Standard"><text:s text:c="2"/>}</text:p>
      <text:p text:style-name="Standard">&lt;/scrip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0:43:14.513510656</meta:creation-date>
    <dc:date>2024-09-01T10:52:18.968862059</dc:date>
    <meta:editing-duration>PT9M5S</meta:editing-duration>
    <meta:editing-cycles>2</meta:editing-cycles>
    <meta:generator>LibreOffice/7.6.2.1$MacOSX_X86_64 LibreOffice_project/56f7684011345957bbf33a7ee678afaf4d2ba333</meta:generator>
    <meta:document-statistic meta:table-count="0" meta:image-count="0" meta:object-count="0" meta:page-count="3" meta:paragraph-count="102" meta:word-count="469" meta:character-count="6088" meta:non-whitespace-character-count="5452"/>
  </office:meta>
</office:document-meta>
</file>